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7.225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430" calcext:value-type="float">
            <text:p>43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400" calcext:value-type="float">
            <text:p>4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450" calcext:value-type="float">
            <text:p>45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650" calcext:value-type="float">
            <text:p>6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560" calcext:value-type="float">
            <text:p>56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600" calcext:value-type="float">
            <text:p>6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600" calcext:value-type="float">
            <text:p>6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600" calcext:value-type="float">
            <text:p>60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600" calcext:value-type="float">
            <text:p>6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600" calcext:value-type="float">
            <text:p>6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570" calcext:value-type="float">
            <text:p>5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570" calcext:value-type="float">
            <text:p>57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550" calcext:value-type="float">
            <text:p>5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230" calcext:value-type="float">
            <text:p>12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1360" calcext:value-type="float">
            <text:p>136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3-24T00:04:20.657621275</dc:date>
    <meta:editing-duration>P103DT21H37M8S</meta:editing-duration>
    <meta:editing-cycles>85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310" meta:object-count="0"/>
  </office:meta>
</office:document-meta>
</file>